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weight="normal" style:font-size-asian="36pt" style:font-weight-asian="normal" style:font-size-complex="3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fo:font-weight="normal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0pt" fo:font-weight="normal" style:font-size-asian="17.5pt" style:font-weight-asian="normal" style:font-size-complex="20pt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Überschlagsbilder</text:p>
      <text:p text:style-name="P2"/>
      <text:p text:style-name="P2">In einem zweidimensionalen Koordinatensystem werden Startwinkel angegeben.</text:p>
      <text:p text:style-name="P2">Die Färbung eines Punktes zeigt, wie oft das zweite Pendel innerhalb von 60 Sekunden einen Überschlag gemacht hat:</text:p>
      <text:p text:style-name="P3">Farbkodierung (additive Farbmischung):</text:p>
      <text:p text:style-name="P3">je weniger GRÜN:<text:tab/>umso mehr Überschläge nach LINKS</text:p>
      <text:p text:style-name="P3">je weniger ROT:<text:tab/><text:tab/>umso mehr Überschläge nach RECHTS</text:p>
      <text:p text:style-name="P2"/>
      <text:p text:style-name="P2">In der Vergrößerungsreihe ist sehr gut eine für chaotische Systeme <text:span text:style-name="T1">typische fraktale Struktur </text:span>zu erkennen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058cm" fo:margin-bottom="0.86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18:34:52</meta:creation-date>
    <dc:date>2013-05-29T00:18:35</dc:date>
    <meta:editing-duration>PT2H9M32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7" meta:word-count="60" meta:character-count="448" meta:non-whitespace-character-count="394"/>
  </office:meta>
</office:document-meta>
</file>